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4pt" fo:font-weight="bold" officeooo:rsid="00011c81" officeooo:paragraph-rsid="00011c8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14pt" fo:font-weight="bold" officeooo:rsid="00011c81" officeooo:paragraph-rsid="00018a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18a15" officeooo:paragraph-rsid="00018a15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size="14pt" fo:font-weight="bold" officeooo:rsid="00018a15" officeooo:paragraph-rsid="00018a1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11c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1c81" style:font-weight-asian="normal" style:font-weight-complex="normal"/>
    </style:style>
    <style:style style:name="T4" style:family="text">
      <style:text-properties fo:font-weight="normal" officeooo:rsid="00018a15" style:font-weight-asian="normal" style:font-weight-complex="normal"/>
    </style:style>
    <style:style style:name="T5" style:family="text">
      <style:text-properties fo:font-weight="normal" officeooo:rsid="00036b1e" style:font-weight-asian="normal" style:font-weight-complex="normal"/>
    </style:style>
    <style:style style:name="T6" style:family="text">
      <style:text-properties officeooo:rsid="00018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31"/><text:span text:style-name="T1">Assignment no 2</text:span></text:h>
      <text:p text:style-name="P1"/>
      <text:p text:style-name="P6">1) Which field of the Customers table is the primary key?</text:p>
      <text:p text:style-name="P6"><text:s/><text:span text:style-name="T2"><text:s/>‘</text:span><text:span text:style-name="T3">CNUM’ which is </text:span><text:span text:style-name="T5">the </text:span><text:span text:style-name="T3">first column of customers table is a primary key.</text:span></text:p>
      <text:p text:style-name="P6"><text:span text:style-name="T3"/></text:p>
      <text:p text:style-name="P2">2) What is the 4th column of the Customers table?</text:p>
      <text:p text:style-name="P2"><text:s text:c="2"/>‘<text:span text:style-name="T2">RATING’ is the fourth column of Customers table.</text:span></text:p>
      <text:p text:style-name="P2"><text:span text:style-name="T2"/></text:p>
      <text:p text:style-name="P2">3) What is another word for row? For column?</text:p>
      <text:p text:style-name="P3"><text:s/><text:span text:style-name="T4">‘Tuple or Records’ are another names for row. And ‘Attribute or Entity’ are another <text:s text:c="2"/></text:span></text:p>
      <text:p text:style-name="P3"><text:span text:style-name="T4"><text:s text:c="2"/>names for column.</text:span></text:p>
      <text:p text:style-name="P3"/>
      <text:p text:style-name="P3"><text:span text:style-name="T6">4) Why isn’t it possible to see the first five rows of a table?</text:span></text:p>
      <text:p text:style-name="P5"><text:s/><text:span text:style-name="T2">SQL tables represent unordered sets.the rows can be scattered anywhere.So,there is no such thing as the first five rows unless a column explicitly defined the ordering.</text:span></text:p>
      <text:p text:style-name="P5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04:03.346312611</meta:creation-date>
    <dc:date>2024-03-21T15:33:01.280501505</dc:date>
    <meta:editing-duration>PT6M16S</meta:editing-duration>
    <meta:editing-cycles>1</meta:editing-cycles>
    <meta:document-statistic meta:table-count="0" meta:image-count="0" meta:object-count="0" meta:page-count="1" meta:paragraph-count="10" meta:word-count="111" meta:character-count="656" meta:non-whitespace-character-count="513"/>
    <meta:generator>LibreOffice/7.3.7.2$Linux_X86_64 LibreOffice_project/30$Build-2</meta:generator>
  </office:meta>
</office:document-meta>
</file>